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3.175cm" svg:height="2.794cm" svg:x="5.445cm" svg:y="6.7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" draw:id="id4" draw:layer="layout" svg:width="5.588cm" svg:height="2.794cm" svg:x="4.175cm" svg:y="3.1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2.032cm" svg:x="4.556cm" svg:y="3.54cm">
          <text:p text:style-name="P1">Courses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207cm" svg:height="2.032cm" svg:x="4.429cm" svg:y="10.271cm">
          <text:p text:style-name="P1">Departments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175cm" svg:height="1.143cm" svg:x="5.318cm" svg:y="1.508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3.048cm" svg:height="1.397cm" svg:x="5.318cm" svg:y="13.192cm">
          <text:p text:style-name="P2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401cm" svg:height="2.032cm" svg:x="5.838cm" svg:y="7.096cm">
          <text:p text:style-name="P1">Giv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6.842cm" svg:y1="13.192cm" svg:x2="7.032cm" svg:y2="12.303cm" draw:start-shape="id1" draw:start-glue-point="4" draw:end-shape="id2" draw:end-glue-point="2" svg:d="M6842 13192l190-889" svg:viewBox="0 0 191 890">
          <text:p/>
        </draw:connector>
        <draw:connector draw:style-name="gr3" draw:text-style-name="P1" draw:layer="layout" draw:type="line" svg:x1="7.032cm" svg:y1="10.271cm" svg:x2="7.033cm" svg:y2="9.509cm" draw:start-shape="id2" draw:start-glue-point="0" draw:end-shape="id3" draw:end-glue-point="6" svg:d="M7032 10271l1-762" svg:viewBox="0 0 2 763">
          <text:p/>
        </draw:connector>
        <draw:connector draw:style-name="gr3" draw:text-style-name="P1" draw:layer="layout" draw:type="line" svg:x1="7.033cm" svg:y1="6.715cm" svg:x2="6.969cm" svg:y2="5.953cm" draw:start-shape="id3" draw:start-glue-point="4" draw:end-shape="id4" draw:end-glue-point="2" svg:d="M7033 6715l-64-762" svg:viewBox="0 0 65 763">
          <text:p/>
        </draw:connector>
        <draw:connector draw:style-name="gr3" draw:text-style-name="P1" draw:layer="layout" draw:type="line" svg:x1="6.969cm" svg:y1="3.159cm" svg:x2="6.906cm" svg:y2="2.651cm" draw:start-shape="id4" draw:start-glue-point="0" draw:end-shape="id5" draw:end-glue-point="8" svg:d="M6969 3159l-63-508" svg:viewBox="0 0 64 5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ent Berghmans</meta:initial-creator>
    <meta:creation-date>2014-05-05T15:58:40.926708158</meta:creation-date>
    <dc:date>2014-05-05T16:05:14.939886089</dc:date>
    <dc:creator>Brent Berghmans</dc:creator>
    <meta:editing-duration>P0D</meta:editing-duration>
    <meta:editing-cycles>1</meta:editing-cycles>
    <meta:document-statistic meta:object-count="11"/>
    <meta:generator>LibreOffice/4.2.3.3$Linux_X86_64 LibreOffice_project/420m0$Build-3</meta:generator>
  </office:meta>
</office:document-meta>
</file>